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Symbol1" svg:font-family="Symbol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26pt"/>
    </style:style>
    <style:style style:name="co2" style:family="table-column">
      <style:table-column-properties fo:break-before="auto" style:column-width="312.01pt"/>
    </style:style>
    <style:style style:name="co3" style:family="table-column">
      <style:table-column-properties fo:break-before="auto" style:column-width="204.7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ro3" style:family="table-row">
      <style:table-row-properties style:row-height="40.45pt" fo:break-before="auto" style:use-optimal-row-height="true"/>
    </style:style>
    <style:style style:name="ro4" style:family="table-row">
      <style:table-row-properties style:row-height="36.7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ackground-color="#ffffff" style:rotation-align="none"/>
    </style:style>
    <style:style style:name="T1" style:family="text">
      <style:text-properties fo:font-size="14pt" style:font-style-asian="normal" fo:font-weight="normal" style:text-underline-style="none" style:text-underline-color="font-color" style:text-line-through-type="none" fo:font-style="normal" style:text-outline="false" fo:color="#006600" style:font-style-complex="normal" fo:text-shadow="none" style:text-position="0%" style:font-size-asian="14pt" style:font-size-complex="14pt" style:font-weight-asian="normal" style:font-weight-complex="normal" style:font-name="Arial"/>
    </style:style>
    <style:style style:name="T2" style:family="text">
      <style:text-properties fo:font-size="14pt" style:font-style-asian="normal" fo:font-weight="normal" style:text-underline-style="none" style:text-underline-color="font-color" style:text-line-through-type="none" fo:font-style="normal" style:text-outline="false" fo:color="#006600" style:font-style-complex="normal" fo:text-shadow="none" style:text-position="0%" style:font-size-asian="14pt" style:font-size-complex="14pt" style:font-weight-asian="normal" style:font-weight-complex="normal" style:font-name="Symbol"/>
    </style:style>
    <style:style style:name="T3" style:family="text">
      <style:text-properties fo:font-size="14pt" style:font-style-asian="normal" fo:font-weight="normal" style:text-line-through-type="none" fo:font-style="normal" style:text-outline="false" fo:color="#006600" style:font-style-complex="normal" fo:text-shadow="none" style:text-position="0%" style:font-size-asian="14pt" style:font-size-complex="14pt" style:font-weight-asian="normal" style:font-weight-complex="normal" style:font-name="Arial" style:text-underline-style="solid" style:text-underline-width="auto" style:text-underline-color="font-color"/>
    </style:style>
    <style:style style:name="T4" style:family="text">
      <style:text-properties fo:font-size="14pt" style:font-style-asian="normal" fo:font-weight="normal" style:text-line-through-type="none" fo:font-style="normal" style:text-outline="false" fo:color="#006600" style:font-style-complex="normal" fo:text-shadow="none" style:text-position="0%" style:font-size-asian="14pt" style:font-size-complex="14pt" style:font-weight-asian="normal" style:font-weight-complex="normal" style:font-name="Arial" style:text-underline-style="none" style:text-underline-color="font-color"/>
    </style:style>
    <style:style style:name="T5" style:family="text">
      <style:text-properties fo:font-size="14pt" style:font-style-asian="normal" fo:font-weight="normal" style:text-line-through-type="none" fo:font-style="normal" style:text-outline="false" fo:color="#006600" style:font-style-complex="normal" fo:text-shadow="none" style:text-position="0%" style:font-size-asian="14pt" style:font-size-complex="14pt" style:font-weight-asian="normal" style:font-weight-complex="normal" style:text-underline-style="none" style:text-underline-color="font-color" style:font-name="Symbol"/>
    </style:style>
    <style:style style:name="T6" style:family="text">
      <style:text-properties fo:font-size="14pt" style:font-style-asian="normal" fo:font-weight="normal" style:text-line-through-type="none" fo:font-style="normal" style:text-outline="false" fo:color="#006600" style:font-style-complex="normal" fo:text-shadow="none" style:text-position="0%" style:font-size-asian="14pt" style:font-size-complex="14pt" style:font-weight-asian="normal" style:font-weight-complex="normal" style:text-underline-style="none" style:text-underline-color="font-color" style:font-name="Arial"/>
    </style:style>
    <style:style style:name="T7" style:family="text">
      <style:text-properties fo:font-size="14pt" style:font-style-asian="normal" fo:font-weight="normal" style:text-underline-style="none" style:text-underline-color="font-color" style:text-line-through-type="none" fo:font-style="normal" style:text-outline="false" style:font-name="Times New Roman" fo:color="#000000" fo:text-shadow="none" style:text-position="0%" style:font-size-asian="14pt" style:font-size-complex="14pt" style:font-weight-asian="normal" style:font-weight-complex="normal" style:font-style-complex="normal"/>
    </style:style>
    <style:style style:name="T8" style:family="text">
      <style:text-properties fo:font-size="14pt" style:font-style-asian="normal" fo:font-weight="normal" style:text-underline-style="none" style:text-underline-color="font-color" style:text-line-through-type="none" fo:font-style="normal" style:text-outline="false" fo:color="#000000" fo:text-shadow="none" style:text-position="0%" style:font-size-asian="14pt" style:font-size-complex="14pt" style:font-weight-asian="normal" style:font-weight-complex="normal" style:font-style-complex="normal" style:font-name="Symbol"/>
    </style:style>
    <style:style style:name="T9" style:family="text">
      <style:text-properties fo:font-size="14pt" style:font-style-asian="normal" fo:font-weight="normal" style:text-underline-style="none" style:text-underline-color="font-color" style:text-line-through-type="none" fo:font-style="normal" style:text-outline="false" fo:color="#000000" fo:text-shadow="none" style:text-position="0%" style:font-size-asian="14pt" style:font-size-complex="14pt" style:font-weight-asian="normal" style:font-weight-complex="normal" style:font-style-complex="normal" style:font-name="Times New Roman"/>
    </style:style>
    <style:style style:name="T10" style:family="text">
      <style:text-properties style:font-name="Arial" style:font-style-complex="norm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fo:color="#006600"/>
    </style:style>
    <style:style style:name="T11" style:family="text">
      <style:text-properties style:font-style-complex="norm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fo:color="#006600" style:font-name="Symbol"/>
    </style:style>
    <style:style style:name="T12" style:family="text">
      <style:text-properties style:font-style-complex="norm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fo:color="#006600" style:font-name="Arial"/>
    </style:style>
    <style:style style:name="T13" style:family="text">
      <style:text-properties style:font-style-complex="normal"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fo:color="#006600" style:font-name="Arial" style:text-underline-style="solid" style:text-underline-width="auto" style:text-underline-color="font-color"/>
    </style:style>
    <style:style style:name="T14" style:family="text">
      <style:text-properties fo:font-size="14pt" style:font-style-asian="normal" fo:font-weight="normal" style:text-underline-style="none" style:text-underline-color="font-color" style:text-line-through-type="none" fo:font-style="normal" style:text-outline="false" fo:color="#000000" style:font-style-complex="normal" fo:text-shadow="none" style:text-position="0%" style:font-size-asian="14pt" style:font-size-complex="14pt" style:font-weight-asian="normal" style:font-weight-complex="normal" style:font-name="Times New Roman"/>
    </style:style>
    <style:style style:name="T15" style:family="text">
      <style:text-properties fo:font-size="14pt" style:font-style-asian="normal" fo:font-weight="normal" style:text-underline-style="none" style:text-underline-color="font-color" style:text-line-through-type="none" fo:font-style="normal" style:text-outline="false" fo:color="#000000" style:font-style-complex="normal" fo:text-shadow="none" style:text-position="0%" style:font-size-asian="14pt" style:font-size-complex="14pt" style:font-weight-asian="normal" style:font-weight-complex="normal" style:font-name="Symbol"/>
    </style:style>
    <style:style style:name="T16" style:family="text">
      <style:text-properties fo:font-size="14pt" style:font-style-asian="normal" fo:font-weight="normal" style:text-line-through-type="none" fo:font-style="normal" style:text-outline="false" fo:color="#000000" style:font-style-complex="normal" fo:text-shadow="none" style:text-position="0%" style:font-size-asian="14pt" style:font-size-complex="14pt" style:font-weight-asian="normal" style:font-weight-complex="normal" style:font-name="Times New Roman" style:text-underline-style="solid" style:text-underline-width="auto" style:text-underline-color="font-color"/>
    </style:style>
    <style:style style:name="T17" style:family="text">
      <style:text-properties fo:font-size="14pt" style:font-style-asian="normal" fo:font-weight="normal" style:text-line-through-type="none" fo:font-style="normal" style:text-outline="false" fo:color="#000000" style:font-style-complex="normal" fo:text-shadow="none" style:text-position="0%" style:font-size-asian="14pt" style:font-size-complex="14pt" style:font-weight-asian="normal" style:font-weight-complex="normal" style:font-name="Times New Roman" style:text-underline-style="none" style:text-underline-color="font-color"/>
    </style:style>
    <style:style style:name="T18" style:family="text">
      <style:text-properties fo:font-size="14pt" style:font-style-asian="normal" fo:font-weight="normal" style:text-line-through-type="none" fo:font-style="normal" style:text-outline="false" fo:color="#000000" style:font-style-complex="normal" fo:text-shadow="none" style:text-position="0%" style:font-size-asian="14pt" style:font-size-complex="14pt" style:font-weight-asian="normal" style:font-weight-complex="normal" style:text-underline-style="none" style:text-underline-color="font-color" style:font-name="Symbol"/>
    </style:style>
    <style:style style:name="T19" style:family="text">
      <style:text-properties fo:font-size="14pt" style:font-style-asian="normal" fo:font-weight="normal" style:text-line-through-type="none" fo:font-style="normal" style:text-outline="false" fo:color="#000000" style:font-style-complex="normal" fo:text-shadow="none" style:text-position="0%" style:font-size-asian="14pt" style:font-size-complex="14pt" style:font-weight-asian="normal" style:font-weight-complex="normal" style:text-underline-style="none" style:text-underline-color="font-color" style:font-name="Times New Roman"/>
    </style:style>
    <style:style style:name="T20" style:family="text">
      <style:text-properties style:font-name="Times New Roman" style:font-style-complex="norm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fo:color="#000000"/>
    </style:style>
    <style:style style:name="T21" style:family="text">
      <style:text-properties style:font-style-complex="norm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fo:color="#000000" style:font-name="Symbol"/>
    </style:style>
    <style:style style:name="T22" style:family="text">
      <style:text-properties style:font-style-complex="norm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fo:color="#000000" style:font-name="Times New Roman"/>
    </style:style>
    <style:style style:name="T23" style:family="text">
      <style:text-properties fo:color="#000000"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4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Symbol"/>
    </style:style>
    <style:style style:name="T25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26" style:family="text">
      <style:text-properties fo:font-size="14pt" style:font-style-asian="normal" fo:font-weight="normal" style:text-underline-style="none" style:text-underline-color="font-color" style:text-line-through-type="none" fo:font-style="normal" style:text-outline="false" style:font-style-complex="normal" style:font-name="Arial" fo:text-shadow="none" style:text-position="0%" style:font-size-asian="14pt" style:font-size-complex="14pt" style:font-weight-asian="normal" style:font-weight-complex="normal" fo:color="#008000"/>
    </style:style>
    <style:style style:name="T27" style:family="text">
      <style:text-properties fo:font-size="14pt" style:font-style-asian="normal" fo:font-weight="normal" style:text-underline-style="none" style:text-underline-color="font-color" style:text-line-through-type="none" fo:font-style="normal" style:text-outline="false" style:font-style-complex="normal" fo:text-shadow="none" style:text-position="0%" style:font-size-asian="14pt" style:font-size-complex="14pt" style:font-weight-asian="normal" style:font-weight-complex="normal" fo:color="#008000" style:font-name="Symbol"/>
    </style:style>
    <style:style style:name="T28" style:family="text">
      <style:text-properties fo:font-size="14pt" style:font-style-asian="normal" fo:font-weight="normal" style:text-underline-style="none" style:text-underline-color="font-color" style:text-line-through-type="none" fo:font-style="normal" style:text-outline="false" style:font-style-complex="normal" fo:text-shadow="none" style:text-position="0%" style:font-size-asian="14pt" style:font-size-complex="14pt" style:font-weight-asian="normal" style:font-weight-complex="normal" fo:color="#008000" style:font-name="Arial"/>
    </style:style>
    <style:style style:name="T29" style:family="text">
      <style:text-properties style:font-style-complex="normal" fo:color="#008000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name="Arial"/>
    </style:style>
    <style:style style:name="T30" style:family="text">
      <style:text-properties style:font-style-complex="normal" fo:color="#008000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name="Symbol"/>
    </style:style>
    <style:style style:name="T31" style:family="text">
      <style:text-properties style:font-style-complex="normal" fo:color="#008000"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name="Arial" style:text-underline-style="solid" style:text-underline-width="auto" style:text-underline-color="font-color"/>
    </style:style>
    <style:style style:name="T32" style:family="text">
      <style:text-properties style:font-style-complex="normal" fo:color="#008000"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text-underline-style="solid" style:text-underline-width="auto" style:text-underline-color="font-color" style:font-name="Symbol"/>
    </style:style>
    <style:style style:name="T33" style:family="text">
      <style:text-properties style:font-style-complex="normal" fo:color="#008000"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text-underline-style="solid" style:text-underline-width="auto" style:text-underline-color="font-color" style:font-name="Arial"/>
    </style:style>
    <style:style style:name="T34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fo:color="#000000" style:font-style-complex="normal" style:text-position="0%" style:font-size-asian="14pt" style:font-size-complex="14pt" style:font-weight-asian="normal" style:font-weight-complex="normal" style:font-style-asian="normal"/>
    </style:style>
    <style:style style:name="T35" style:family="text">
      <style:text-properties fo:font-size="14pt" fo:font-weight="normal" style:text-underline-style="none" style:text-underline-color="font-color" style:text-line-through-type="none" fo:font-style="normal" style:text-outline="false" fo:text-shadow="none" fo:color="#000000" style:font-style-complex="normal" style:text-position="0%" style:font-size-asian="14pt" style:font-size-complex="14pt" style:font-weight-asian="normal" style:font-weight-complex="normal" style:font-style-asian="normal" style:font-name="Symbol"/>
    </style:style>
    <style:style style:name="T36" style:family="text">
      <style:text-properties fo:font-size="14pt" fo:font-weight="normal" style:text-underline-style="none" style:text-underline-color="font-color" style:text-line-through-type="none" fo:font-style="normal" style:text-outline="false" fo:text-shadow="none" fo:color="#000000" style:font-style-complex="normal" style:text-position="0%" style:font-size-asian="14pt" style:font-size-complex="14pt" style:font-weight-asian="normal" style:font-weight-complex="normal" style:font-style-asian="normal" style:font-name="Times New Roman"/>
    </style:style>
    <style:style style:name="T37" style:family="text">
      <style:text-properties fo:color="#008000"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38" style:family="text">
      <style:text-properties fo:color="#008000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Symbol"/>
    </style:style>
    <style:style style:name="T39" style:family="text">
      <style:text-properties fo:color="#008000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40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4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Symbol"/>
    </style:style>
    <style:style style:name="T4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/>
          <table:table-cell table:style-name="ce2"/>
          <table:table-cell table:style-name="ce11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ditional independence is assumed in calculation.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/>
          <table:table-cell table:style-name="ce2"/>
          <table:table-cell table:style-name="ce11" table:number-columns-repeated="2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P(B)</text:p>
          </table:table-cell>
          <table:table-cell table:style-name="ce4" office:value-type="string" calcext:value-type="string">
            <text:p><text:span text:style-name="T40">P(</text:span><text:span text:style-name="T41"></text:span><text:span text:style-name="T42">B)</text:span>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float" office:value="0.001" calcext:value-type="float">
            <text:p>0.001</text:p>
          </table:table-cell>
          <table:table-cell table:style-name="ce4" table:formula="of:=1-[.B5]" office:value-type="float" office:value="0.999" calcext:value-type="float">
            <text:p>0.999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P(E)</text:p>
          </table:table-cell>
          <table:table-cell table:style-name="ce4" office:value-type="string" calcext:value-type="string">
            <text:p><text:span text:style-name="T40">P(</text:span><text:span text:style-name="T41"></text:span><text:span text:style-name="T42">E)</text:span>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float" office:value="0.002" calcext:value-type="float">
            <text:p>0.002</text:p>
          </table:table-cell>
          <table:table-cell table:style-name="ce4" table:formula="of:=1-[.B8]" office:value-type="float" office:value="0.998" calcext:value-type="float">
            <text:p>0.998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2"/>
          <table:table-cell table:style-name="ce11" table:number-columns-repeated="2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P(JohnCalls | Burglary)</text:p>
          </table:table-cell>
          <table:table-cell table:style-name="ce11" table:number-columns-repeated="2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<text:span text:style-name="T1">P(J|B) = P(J|A)</text:span><text:span text:style-name="T2"></text:span><text:span text:style-name="T3">P(A|B)</text:span><text:span text:style-name="T4"> + P(J|</text:span><text:span text:style-name="T5"></text:span><text:span text:style-name="T6">A)</text:span><text:span text:style-name="T5"></text:span><text:span text:style-name="T6">P(</text:span><text:span text:style-name="T5"></text:span><text:span text:style-name="T6">A|B) =</text:span>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formula="of:=0.9*[.C21]" office:value-type="float" office:value="0.846018" calcext:value-type="float">
            <text:p>0.846018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formula="of:=0.05*(1-[.C21])" office:value-type="float" office:value="0.002999" calcext:value-type="float">
            <text:p>0.002999</text:p>
          </table:table-cell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formula="of:=SUM([.C13:.C14])" office:value-type="float" office:value="0.849017" calcext:value-type="float">
            <text:p>0.849017</text:p>
          </table:table-cell>
          <table:table-cell table:style-name="ce11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 table:style-name="ce11" table:number-columns-repeated="2"/>
          <table:table-cell table:number-columns-repeated="1020"/>
        </table:table-row>
        <table:table-row table:style-name="ro2">
          <table:table-cell/>
          <table:table-cell table:style-name="ce7" office:value-type="string" calcext:value-type="string">
            <text:p><text:span text:style-name="T7">P(A|B) = P(A|B</text:span><text:span text:style-name="T8"></text:span><text:span text:style-name="T9">E)</text:span><text:span text:style-name="T8"></text:span><text:span text:style-name="T9">P(E) + P(A|B</text:span><text:span text:style-name="T8"></text:span><text:span text:style-name="T8"></text:span><text:span text:style-name="T9">E)</text:span><text:span text:style-name="T8"></text:span><text:span text:style-name="T9">P(</text:span><text:span text:style-name="T8"></text:span><text:span text:style-name="T9">E) = </text:span>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formula="of:=0.95*[.B8]" office:value-type="float" office:value="0.0019" calcext:value-type="float">
            <text:p>0.0019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formula="of:=0.94*[.C8]" office:value-type="float" office:value="0.93812" calcext:value-type="float">
            <text:p>0.93812</text:p>
          </table:table-cell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formula="of:=SUM([.C19:.C20])" office:value-type="float" office:value="0.94002" calcext:value-type="float">
            <text:p>0.94002</text:p>
          </table:table-cell>
          <table:table-cell table:style-name="ce11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 table:style-name="ce11" table:number-columns-repeated="2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P(MaryCalls | Burglary)</text:p>
          </table:table-cell>
          <table:table-cell table:style-name="ce11" table:number-columns-repeated="2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<text:span text:style-name="T1">P(M|B) = P(M|A)</text:span><text:span text:style-name="T2"></text:span><text:span text:style-name="T3">P(A|B)</text:span><text:span text:style-name="T4"> + P(M|</text:span><text:span text:style-name="T5"></text:span><text:span text:style-name="T6">A)</text:span><text:span text:style-name="T5"></text:span><text:span text:style-name="T6">P(</text:span><text:span text:style-name="T5"></text:span><text:span text:style-name="T6">A|B) =</text:span>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formula="of:=0.7*[.C21]" office:value-type="float" office:value="0.658014" calcext:value-type="float">
            <text:p>0.658014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formula="of:=0.01*(1-[.C21])" office:value-type="float" office:value="0.000599799999999999" calcext:value-type="float">
            <text:p>0.0005998</text:p>
          </table:table-cell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formula="of:=SUM([.C26:.C27])" office:value-type="float" office:value="0.6586138" calcext:value-type="float">
            <text:p>0.6586138</text:p>
          </table:table-cell>
          <table:table-cell table:style-name="ce11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 table:style-name="ce11" table:number-columns-repeated="2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P(Burglary | JohnCalls) =</text:p>
          </table:table-cell>
          <table:table-cell table:style-name="ce11" table:number-columns-repeated="2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<text:span text:style-name="T10">P(B|J) = p(J|B)</text:span><text:span text:style-name="T11"></text:span><text:span text:style-name="T12">P(B) / </text:span><text:span text:style-name="T13">P(J)</text:span>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formula="of:=[.C15]*[.B5]/[.C39]" office:value-type="float" office:value="0.0162837299467699" calcext:value-type="float">
            <text:p>0.0162837299</text:p>
          </table:table-cell>
          <table:table-cell table:style-name="ce11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 table:style-name="ce11" table:number-columns-repeated="2"/>
          <table:table-cell table:number-columns-repeated="1020"/>
        </table:table-row>
        <table:table-row table:style-name="ro2">
          <table:table-cell/>
          <table:table-cell table:style-name="ce7" office:value-type="string" calcext:value-type="string">
            <text:p><text:span text:style-name="T14">P(J) = P(J|A)</text:span><text:span text:style-name="T15"></text:span><text:span text:style-name="T16">P(A)</text:span><text:span text:style-name="T17"> + P(J|</text:span><text:span text:style-name="T18"></text:span><text:span text:style-name="T19">A)</text:span><text:span text:style-name="T18"></text:span><text:span text:style-name="T19">P(</text:span><text:span text:style-name="T18"></text:span><text:span text:style-name="T19">A) =</text:span>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formula="of:=0.9*[.C51]" office:value-type="float" office:value="0.0022647978" calcext:value-type="float">
            <text:p>0.0022647978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formula="of:=0.05*(1-[.C51])" office:value-type="float" office:value="0.0498741779" calcext:value-type="float">
            <text:p>0.0498741779</text:p>
          </table:table-cell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formula="of:=SUM([.C37:.C38])" office:value-type="float" office:value="0.0521389757" calcext:value-type="float">
            <text:p>0.0521389757</text:p>
          </table:table-cell>
          <table:table-cell table:style-name="ce11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 table:style-name="ce11" table:number-columns-repeated="2"/>
          <table:table-cell table:number-columns-repeated="1020"/>
        </table:table-row>
        <table:table-row table:style-name="ro2">
          <table:table-cell/>
          <table:table-cell table:style-name="ce8" office:value-type="string" calcext:value-type="string">
            <text:p><text:span text:style-name="T20">P(A) = P(A|B</text:span><text:span text:style-name="T21"></text:span><text:span text:style-name="T22">E)</text:span><text:span text:style-name="T21"></text:span><text:span text:style-name="T22">P(B)</text:span><text:span text:style-name="T21"></text:span><text:span text:style-name="T22">P(E) + </text:span></text:p>
          </table:table-cell>
          <table:table-cell table:style-name="ce11" table:number-columns-repeated="2"/>
          <table:table-cell table:number-columns-repeated="1020"/>
        </table:table-row>
        <table:table-row table:style-name="ro2">
          <table:table-cell/>
          <table:table-cell table:style-name="ce8" office:value-type="string" calcext:value-type="string">
            <text:p><text:span text:style-name="T7">P(A|B</text:span><text:span text:style-name="T8"></text:span><text:span text:style-name="T8"></text:span><text:span text:style-name="T9">E)</text:span><text:span text:style-name="T8"></text:span><text:span text:style-name="T9">P(B)</text:span><text:span text:style-name="T8"></text:span><text:span text:style-name="T9">P(</text:span><text:span text:style-name="T8"></text:span><text:span text:style-name="T9">E) + </text:span></text:p>
          </table:table-cell>
          <table:table-cell table:style-name="ce11" table:number-columns-repeated="2"/>
          <table:table-cell table:number-columns-repeated="1020"/>
        </table:table-row>
        <table:table-row table:style-name="ro2">
          <table:table-cell/>
          <table:table-cell table:style-name="ce8" office:value-type="string" calcext:value-type="string">
            <text:p><text:span text:style-name="T7">P(A|</text:span><text:span text:style-name="T8"></text:span><text:span text:style-name="T9">B</text:span><text:span text:style-name="T8"></text:span><text:span text:style-name="T9">E)</text:span><text:span text:style-name="T8"></text:span><text:span text:style-name="T9">P(</text:span><text:span text:style-name="T8"></text:span><text:span text:style-name="T9">B)</text:span><text:span text:style-name="T8"></text:span><text:span text:style-name="T9">P(E) + </text:span></text:p>
          </table:table-cell>
          <table:table-cell table:style-name="ce11" table:number-columns-repeated="2"/>
          <table:table-cell table:number-columns-repeated="1020"/>
        </table:table-row>
        <table:table-row table:style-name="ro2">
          <table:table-cell/>
          <table:table-cell table:style-name="ce8" office:value-type="string" calcext:value-type="string">
            <text:p><text:span text:style-name="T7">P(A|</text:span><text:span text:style-name="T8"></text:span><text:span text:style-name="T9">B</text:span><text:span text:style-name="T8"></text:span><text:span text:style-name="T8"></text:span><text:span text:style-name="T9">E)</text:span><text:span text:style-name="T8"></text:span><text:span text:style-name="T9">P(</text:span><text:span text:style-name="T8"></text:span><text:span text:style-name="T9">B)</text:span><text:span text:style-name="T8"></text:span><text:span text:style-name="T9">P(</text:span><text:span text:style-name="T8"></text:span><text:span text:style-name="T9">E) = </text:span>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11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formula="of:=0.95*[.B5]*[.B8]" office:value-type="float" office:value="0.0000019" calcext:value-type="float">
            <text:p>0.0000019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formula="of:=0.94*[.B5]*[.C8]" office:value-type="float" office:value="0.00093812" calcext:value-type="float">
            <text:p>0.0009381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formula="of:=0.29*[.C5]*[.B8]" office:value-type="float" office:value="0.00057942" calcext:value-type="float">
            <text:p>0.0005794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formula="of:=0.001*[.C5]*[.C8]" office:value-type="float" office:value="0.000997002" calcext:value-type="float">
            <text:p>0.00099700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formula="of:=SUM([.C47:.C50])" office:value-type="float" office:value="0.002516442" calcext:value-type="float">
            <text:p>0.002516442</text:p>
          </table:table-cell>
          <table:table-cell table:style-name="ce11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 table:style-name="ce11" table:number-columns-repeated="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<text:span text:style-name="T23">P(Burglary | JohnCalls </text:span><text:span text:style-name="T24"></text:span><text:span text:style-name="T25"> MaryCalls) =</text:span></text:p>
          </table:table-cell>
          <table:table-cell table:style-name="ce11" table:number-columns-repeated="2"/>
          <table:table-cell table:number-columns-repeated="1020"/>
        </table:table-row>
        <table:table-row table:style-name="ro2">
          <table:table-cell/>
          <table:table-cell table:style-name="ce9" office:value-type="string" calcext:value-type="string">
            <text:p><text:span text:style-name="T26">P(B|J</text:span><text:span text:style-name="T27"></text:span><text:span text:style-name="T28">M) </text:span><text:span text:style-name="T28"/><text:span text:style-name="T28">= P(J</text:span><text:span text:style-name="T27"></text:span><text:span text:style-name="T28">M|B)</text:span><text:span text:style-name="T27"></text:span><text:span text:style-name="T28">P(B) / P(J</text:span><text:span text:style-name="T27"></text:span><text:span text:style-name="T28">M)</text:span></text:p>
          </table:table-cell>
          <table:table-cell table:style-name="ce11" table:number-columns-repeated="2"/>
          <table:table-cell table:number-columns-repeated="1020"/>
        </table:table-row>
        <table:table-row table:style-name="ro2">
          <table:table-cell/>
          <table:table-cell table:style-name="ce9" office:value-type="string" calcext:value-type="string">
            <text:p><text:span text:style-name="T29">'= P(J|B)</text:span><text:span text:style-name="T30"></text:span><text:span text:style-name="T29">P(M|B)</text:span><text:span text:style-name="T30"></text:span><text:span text:style-name="T29">P(B) / </text:span><text:span text:style-name="T31">P(J</text:span><text:span text:style-name="T32"></text:span><text:span text:style-name="T33">M)</text:span>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formula="of:=[.C15]*[.C28]*[.B5]/[.C63]" office:value-type="float" office:value="0.268304903080336" calcext:value-type="float">
            <text:p>0.2683049031</text:p>
          </table:table-cell>
          <table:table-cell table:style-name="ce11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 table:style-name="ce11" table:number-columns-repeated="2"/>
          <table:table-cell table:number-columns-repeated="1020"/>
        </table:table-row>
        <table:table-row table:style-name="ro2">
          <table:table-cell/>
          <table:table-cell table:style-name="ce7" office:value-type="string" calcext:value-type="string">
            <text:p><text:span text:style-name="T34">P(J</text:span><text:span text:style-name="T35"></text:span><text:span text:style-name="T36">M) = P(J|A)</text:span><text:span text:style-name="T35"></text:span><text:span text:style-name="T36">P(M|A)</text:span><text:span text:style-name="T35"></text:span><text:span text:style-name="T36">P(A) + P(J|</text:span><text:span text:style-name="T35"></text:span><text:span text:style-name="T36">A)</text:span><text:span text:style-name="T35"></text:span><text:span text:style-name="T36">P(M|</text:span><text:span text:style-name="T35"></text:span><text:span text:style-name="T36">A)</text:span><text:span text:style-name="T35"></text:span><text:span text:style-name="T36">P(</text:span><text:span text:style-name="T35"></text:span><text:span text:style-name="T36">A) =</text:span>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formula="of:=0.9*0.7*[.C51]" office:value-type="float" office:value="0.00158535846" calcext:value-type="float">
            <text:p>0.0015853585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formula="of:=0.05*0.01*(1-[.C51])" office:value-type="float" office:value="0.000498741779" calcext:value-type="float">
            <text:p>0.000498741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formula="of:=SUM([.C61:.C62])" office:value-type="float" office:value="0.002084100239" calcext:value-type="float">
            <text:p>0.0020841002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2"/>
          <table:table-cell table:style-name="ce11"/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<text:span text:style-name="T23">P(Alarm | JohnCalls </text:span><text:span text:style-name="T24"></text:span><text:span text:style-name="T25"> MaryCalls) =</text:span></text:p>
          </table:table-cell>
          <table:table-cell table:style-name="ce11"/>
          <table:table-cell table:number-columns-repeated="1021"/>
        </table:table-row>
        <table:table-row table:style-name="ro3">
          <table:table-cell/>
          <table:table-cell table:style-name="ce9" office:value-type="string" calcext:value-type="string">
            <text:p><text:span text:style-name="T26">P(A|J</text:span><text:span text:style-name="T27"></text:span><text:span text:style-name="T28">M) </text:span><text:span text:style-name="T28"/><text:span text:style-name="T28">= P(J</text:span><text:span text:style-name="T27"></text:span><text:span text:style-name="T28">M|A)</text:span><text:span text:style-name="T27"></text:span><text:span text:style-name="T28">P(A) / P(J</text:span><text:span text:style-name="T27"></text:span><text:span text:style-name="T28">M)</text:span></text:p>
            <text:p><text:span text:style-name="T29">= P(J|A)</text:span><text:span text:style-name="T30"></text:span><text:span text:style-name="T29">P(M|A)</text:span><text:span text:style-name="T30"></text:span><text:span text:style-name="T29">P(A) / </text:span><text:span text:style-name="T31">P(J</text:span><text:span text:style-name="T32"></text:span><text:span text:style-name="T33">M)</text:span></text:p>
          </table:table-cell>
          <table:table-cell table:style-name="ce1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formula="of:=0.9*0.7*[.C51]/[.C63]" office:value-type="float" office:value="0.760692038863108" calcext:value-type="float">
            <text:p>0.7606920389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2"/>
          <table:table-cell table:style-name="ce11"/>
          <table:table-cell table:number-columns-repeated="1021"/>
        </table:table-row>
        <table:table-row table:style-name="ro4">
          <table:table-cell/>
          <table:table-cell table:style-name="ce10" office:value-type="string" calcext:value-type="string">
            <text:p><text:span text:style-name="T23">P(Burglary | Alarm) =</text:span></text:p>
            <text:p><text:span text:style-name="T37">P(B|A) = P(A|B)</text:span><text:span text:style-name="T38"></text:span><text:span text:style-name="T39">P(B) / P(A) </text:span></text:p>
          </table:table-cell>
          <table:table-cell table:style-name="ce1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formula="of:=[.C21]*[.B5]/[.C51]" office:value-type="float" office:value="0.373551228281836" calcext:value-type="float">
            <text:p>0.3735512283</text:p>
          </table:table-cell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Symbol1" svg:font-family="Symbol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1P0"/>
    </number:currency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20:05:24</meta:creation-date>
    <dc:language>en-SG</dc:language>
    <dc:date>2018-01-23T20:46:02.271425532</dc:date>
    <meta:editing-cycles>25</meta:editing-cycles>
    <meta:editing-duration>PT31M17S</meta:editing-duration>
    <meta:generator>LibreOffice/5.1.6.2$Linux_X86_64 LibreOffice_project/10m0$Build-2</meta:generator>
    <meta:document-statistic meta:table-count="1" meta:cell-count="77" meta:object-count="0"/>
  </office:meta>
</office:document-meta>
</file>